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mily-generic="roman"/>
    <style:font-face style:name="sans-serif" svg:font-family="sans-serif" style:font-family-generic="swiss"/>
    <style:font-face style:name="sans-serif1" svg:font-family="sans-serif, Ari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margin-left="0cm" fo:margin-right="0cm" fo:text-indent="1.249cm" style:auto-text-indent="false"/>
    </style:style>
    <style:style style:name="P2" style:family="paragraph" style:parent-style-name="Normal">
      <style:text-properties style:font-size-complex="12pt"/>
    </style:style>
    <style:style style:name="P3" style:family="paragraph" style:parent-style-name="_3c_salute_3e_">
      <style:paragraph-properties fo:padding="0.035cm" fo:border="0.51pt solid #000000" style:shadow="none"/>
    </style:style>
    <style:style style:name="P4" style:family="paragraph" style:parent-style-name="_3c_signed_3e_">
      <style:paragraph-properties fo:padding="0.035cm" fo:border="0.51pt solid #000000" style:shadow="none"/>
    </style:style>
    <style:style style:name="P5" style:family="paragraph" style:parent-style-name="_3c_meta_3e_" style:master-page-name="MP0">
      <style:paragraph-properties style:page-number="auto" fo:break-before="page"/>
    </style:style>
    <style:style style:name="T1" style:family="text">
      <style:text-properties style:font-name-complex="Times New Roman" style:font-size-complex="10pt"/>
    </style:style>
    <style:style style:name="T2" style:family="text">
      <style:text-properties style:font-size-complex="10pt"/>
    </style:style>
    <style:style style:name="T3" style:family="text">
      <style:text-properties fo:font-style="italic" style:font-style-asian="italic"/>
    </style:style>
    <style:style style:name="T4" style:family="text">
      <style:text-properties fo:font-style="italic" style:font-style-asian="italic" style:font-name-complex="Times New Roman" style:font-size-complex="10pt"/>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style>
    <style:style style:name="T7" style:family="text">
      <style:text-properties fo:font-style="italic" style:text-underline-style="solid" style:text-underline-width="auto" style:text-underline-color="font-color" style:font-style-asian="italic" style:font-size-complex="12pt" style:font-style-complex="italic"/>
    </style:style>
    <style:style style:name="T8" style:family="text">
      <style:text-properties style:font-name="sans-serif1" fo:font-size="11pt" fo:background-color="#ffffff" loext:char-shading-value="0" style:font-name-asian="Arial" style:font-size-asian="11pt" style:font-name-complex="Arial"/>
    </style:style>
    <style:style style:name="T9" style:family="text">
      <style:text-properties style:font-name-asian="Calibri"/>
    </style:style>
    <style:style style:name="T10" style:family="text">
      <style:text-properties style:text-position="super 67%"/>
    </style:style>
    <style:style style:name="T11" style:family="text">
      <style:text-properties style:text-position="super 67%" style:font-size-complex="12pt"/>
    </style:style>
    <style:style style:name="T12" style:family="text">
      <style:text-properties style:text-position="super 67%" style:text-underline-style="solid" style:text-underline-width="auto" style:text-underline-color="font-color" style:text-underline-mode="continuous" style:text-overline-mode="continuous" style:text-line-through-mode="continuous" style:font-size-complex="12pt"/>
    </style:style>
    <style:style style:name="T13" style:family="text">
      <style:text-properties style:font-size-complex="12pt"/>
    </style:style>
    <style:style style:name="T14" style:family="text">
      <style:text-properties style:text-underline-style="solid" style:text-underline-width="auto" style:text-underline-color="font-color" style:text-underline-mode="continuous" style:text-overline-mode="continuous" style:text-line-through-mode="continuous" style:font-size-complex="12pt"/>
    </style:style>
    <style:style style:name="T15" style:family="text">
      <style:text-properties style:text-underline-style="solid" style:text-underline-width="auto" style:text-underline-color="font-color" style:text-underline-mode="continuous" style:text-overline-mode="continuous" style:text-line-through-mode="continuous" style:font-name-asian="Calibri"/>
    </style:style>
    <style:style style:name="T16" style:family="text">
      <style:text-properties style:text-underline-style="solid" style:text-underline-width="auto" style:text-underline-color="font-color" style:font-size-complex="12pt"/>
    </style:style>
    <style:style style:name="T17" style:family="text">
      <style:text-properties fo:background-color="#92d050" loext:char-shading-value="0"/>
    </style:style>
    <style:style style:name="T18"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Police_20_par_20_défaut"><text:span text:style-name="T1">Titre : <text:tab/>Lettre de Joséphine de Forget à Eugène Delacroix, [20 ? juillet 1844]</text:span></text:span></text:p>
      <text:p text:style-name="_3c_meta_3e_"><text:span text:style-name="Police_20_par_20_défaut"><text:span text:style-name="T1">Cote pays :<text:tab/>France</text:span></text:span></text:p>
      <text:p text:style-name="_3c_meta_3e_"><text:span text:style-name="Police_20_par_20_défaut"><text:span text:style-name="T1">Cote ville :<text:tab/>Créteil</text:span></text:span></text:p>
      <text:p text:style-name="_3c_meta_3e_"><text:span text:style-name="Police_20_par_20_défaut"><text:span text:style-name="T1">Cote institution :<text:tab/>Archives départementales du Val-de-Marne</text:span></text:span></text:p>
      <text:p text:style-name="_3c_meta_3e_">Cote fonds :<text:tab/></text:p>
      <text:p text:style-name="_3c_meta_3e_"><text:span text:style-name="Police_20_par_20_défaut"><text:span text:style-name="T1">Cote :<text:tab/>2 J 187, pièce 17</text:span></text:span></text:p>
      <text:p text:style-name="_3c_meta_3e_"><text:span text:style-name="Police_20_par_20_défaut"><text:span text:style-name="T1">Auteur :<text:tab/>Forget, Joséphine de (1802-1886)</text:span></text:span></text:p>
      <text:p text:style-name="_3c_meta_3e_"><text:span text:style-name="Police_20_par_20_défaut"><text:span text:style-name="T1">Destinataire :<text:tab/>Delacroix, Eugène (1798-1863)</text:span></text:span></text:p>
      <text:p text:style-name="_3c_meta_3e_"><text:span text:style-name="Police_20_par_20_défaut"><text:span text:style-name="T1">Date :<text:tab/>1844-07-20</text:span></text:span></text:p>
      <text:p text:style-name="_3c_meta_3e_"><text:span text:style-name="Police_20_par_20_défaut"><text:span text:style-name="T2">Lieu : <text:tab/></text:span></text:span></text:p>
      <text:p text:style-name="_3c_meta_3e_"><text:span text:style-name="Police_20_par_20_défaut"><text:span text:style-name="T1">Édition : <text:tab/>René Huyghe, </text:span></text:span><text:span text:style-name="Police_20_par_20_défaut"><text:span text:style-name="T4">Delacroix ou le Combat solitaire</text:span></text:span><text:span text:style-name="Police_20_par_20_défaut"><text:span text:style-name="T1">, 1964, p. 534-535</text:span></text:span></text:p>
      <text:p text:style-name="_3c_meta_3e_"><text:span text:style-name="Police_20_par_20_défaut"><text:span text:style-name="T1">Historique : <text:tab/></text:span></text:span></text:p>
      <text:p text:style-name="_3c_meta_3e_"><text:span text:style-name="Police_20_par_20_défaut"><text:span text:style-name="T1">Réponse à :<text:tab/></text:span></text:span></text:p>
      <text:p text:style-name="_3c_meta_3e_"><text:bookmark-start text:name="__DdeLink__753_1558515867"/><text:span text:style-name="Police_20_par_20_défaut"><text:span text:style-name="T1">Transcription</text:span></text:span><text:bookmark-end text:name="__DdeLink__753_1558515867"/><text:span text:style-name="Police_20_par_20_défaut"><text:span text:style-name="T1"> : <text:tab/>Gaëlle Lafage</text:span></text:span></text:p>
      <text:p text:style-name="_3c_meta_3e_"><text:bookmark-start text:name="__DdeLink__9220_591842183"/>Annotation <text:bookmark-end text:name="__DdeLink__9220_591842183"/>:<text:tab/>Gaëlle Lafage</text:p>
      <text:p text:style-name="_3c_meta_3e_">Corrections : <text:tab/>Catherine Gros</text:p>
      <text:p text:style-name="Normal"><text:a xlink:type="simple" xlink:href="https://api.nakala.fr/iiif/10.34847/nkl.d9c01j18/faa8e645883e13bd4d69f9c6e5e5d3d241eee538/full/full/0/default.jpg" office:target-frame-name="_top" xlink:show="replace" text:style-name="Internet_20_link" text:visited-style-name="Visited_20_Internet_20_Link"><text:span text:style-name="Lien_20_hypertexte"><text:span text:style-name="T8">[p.1]</text:span></text:span></text:a></text:p>
      <text:p text:style-name="_3c_dateline_3e_"><text:span text:style-name="_3c_date_3e_"><text:span text:style-name="T9">Ce samedi matin</text:span></text:span><text:span text:style-name="Police_20_par_20_défaut"><text:span text:style-name="T10"><text:note text:id="ftn1" text:note-class="footnote"><text:note-citation>1</text:note-citation><text:note-body><text:p text:style-name="Footnote"><text:s/>Cette lettre, par les informations qu’elle contient, semble pouvoir être datée du samedi 20 juillet 1844 et non du 13 juillet, comme le propose René Huyghe (<text:span text:style-name="Police_20_par_20_défaut"><text:span text:style-name="T5">Delacroix ou le Combat solitaire</text:span></text:span>, 1964, p. 534-535). Delacroix était alors à Champrosay où il faisait arranger sa maison de campagne. Il envoya une lettre à Joséphine de Forget <text:span text:style-name="_3c_ref_20_letter_3e_">le 8 juillet</text:span>, lui disant qu’il était bien arrivé, puis l<text:span text:style-name="_3c_ref_20_letter_3e_">e 11 juillet</text:span> pour la remercier des fleurs qu’elle lui avait envoyées. Si Joséphine se plaint dans sa lettre de la longue absence de Delacroix, cela repousse son écriture au samedi suivant, 20 juillet. Delacroix lui adressa sans doute une lettre la veille, qui demeure inconnue. Joubin a daté <text:span text:style-name="_3c_ref_20_letter_3e_">une lettre de Delacroix à son amie</text:span> du 15 juillet (Joubin, II, p. 185), mais nous pensons qu’elle est mal datée, car Delacroix y parle de son passage récent à Paris. De plus, la lettre que Gaultron adressa à Delacroix à Paris, mentionnée plus bas par Joséphine, est certainement celle à laquelle <text:span text:style-name="_3c_ref_20_letter_3e_">Delacroix répondit le 22 juillet</text:span> pour arrêter le choix de son nouvel atelier.</text:p></text:note-body></text:note></text:span></text:span></text:p>
      <text:p text:style-name="P1"><text:span text:style-name="Police_20_par_20_défaut"><text:span text:style-name="T13">Enfin, </text:span></text:span><text:span text:style-name="_3c_persName_3e_"><text:span text:style-name="T9">mon ami</text:span></text:span><text:span text:style-name="Police_20_par_20_défaut"><text:span text:style-name="T13">, j’ai appris hier soir, que vous n’étiez ni noyé, ni perdu ! J’en ai été fort aise, car je commençais à être inquiète de votre retour aussi retardé. Dans la petite lettre que vous m’aviez écrite il y a dix jours</text:span></text:span><text:span text:style-name="Appel_20_note_20_de_20_bas_20_de_20_p."><text:span text:style-name="T13"><text:note text:id="ftn2" text:note-class="footnote"><text:note-citation>2</text:note-citation><text:note-body><text:p text:style-name="Footnote"><text:s/>Certainement <text:a xlink:type="simple" xlink:href="../../../../../../Users/GaelleLAFAGE/Documents/Delacroix/Delacroix%20-%20Transcriptions/2_Annotes/CAC_ED_inha-aut120-1398-4a-2" office:target-frame-name="_top" xlink:show="replace" text:style-name="Internet_20_link" text:visited-style-name="Visited_20_Internet_20_Link"><text:span text:style-name="_3c_ref_20_letter_3e_">la lettre de Delacroix du 11 juillet</text:span></text:a> à laquelle celle-ci semble répondre.</text:p></text:note-body></text:note></text:span></text:span><text:span text:style-name="Police_20_par_20_défaut"><text:span text:style-name="T13">, vous ne me parliez pas d’autre projet, je pensais donc que vous reviendriez comme vous me l’aviez assuré à votre départ : c’est pour cela que je ne vous ai pas répondu ; je comptais sur vous le lundi ou mardi, surtout avec ce temps épouvantable. Il est vrai que je n’avais pas pensé à votre ouvrière, à vos housses, à votre passion pour la campagne, à l’</text:span></text:span><text:span text:style-name="Police_20_par_20_défaut"><text:span text:style-name="T7">agrément de votre</text:span></text:span><text:span text:style-name="Police_20_par_20_défaut"><text:span text:style-name="T13"> voisinage, et enfin mille autres raisons qui vous empêchent de revenir à Paris, et de penser que vous y avez une amie entièrement seule, et fort triste, comme vous devez le croire, de cette longue absence</text:span></text:span><text:span text:style-name="Police_20_par_20_défaut"><text:span text:style-name="T11"><text:note text:id="ftn3" text:note-class="footnote"><text:note-citation>3</text:note-citation><text:note-body><text:p text:style-name="Footnote"><text:s/>Delacroix avait amené avec lui une ouvrière de Paris qui lui faisait des travaux, notamment des housses. Le peintre profitait du voisinage des Villot et Barbier, comme nous l’apprennent sa <text:a xlink:type="simple" xlink:href="../../../../../../Users/GaelleLAFAGE/Documents/Delacroix/Delacroix%20-%20Transcriptions/2_Annotes/CAC_ED_inha-ms252-45" office:target-frame-name="_top" xlink:show="replace" text:style-name="Internet_20_link" text:visited-style-name="Visited_20_Internet_20_Link"><text:span text:style-name="_3c_ref_20_letter_3e_">lettre à Soulier du 8 juillet</text:span></text:a> et celle à Joséphine de Forget du <text:a xlink:type="simple" xlink:href="../../../../../../Users/GaelleLAFAGE/Documents/Delacroix/Delacroix%20-%20Transcriptions/2_Annotes/CAC_ED_inha-aut120-1398-4a-2" office:target-frame-name="_top" xlink:show="replace" text:style-name="Internet_20_link" text:visited-style-name="Visited_20_Internet_20_Link"><text:span text:style-name="_3c_ref_20_letter_3e_">11 juillet</text:span></text:a>.</text:p></text:note-body></text:note></text:span></text:span><text:span text:style-name="Police_20_par_20_défaut"><text:span text:style-name="T13">. Il aurait été au moins généreux à vous de lui écrire plus tôt pour lui faire part de votre prolongation à la campagne, pour calmer ses inquiétudes et la consoler un peu de ne pas être avec vous, mais vous avez bien autre chose à songer, ma foi !!! Vous connaissez du reste ma tendresse </text:span></text:span><text:span text:style-name="Police_20_par_20_défaut"><text:span text:style-name="T14">quand même</text:span></text:span><text:span text:style-name="Police_20_par_20_défaut"><text:span text:style-name="T13">, et vous savez aussi qu’elle ne résiste pas aux moindres preuves de votre affection pour moi : ainsi ma rancune passée, je suis enchantée </text:span></text:span><text:a xlink:type="simple" xlink:href="https://api.nakala.fr/iiif/10.34847/nkl.d9c01j18/5f216585cbf3a8530d5648ce73d91f1064c07498/full/full/0/default.jpg" office:target-frame-name="_top" xlink:show="replace" text:style-name="Internet_20_link" text:visited-style-name="Visited_20_Internet_20_Link"><text:span text:style-name="Lien_20_hypertexte"><text:span text:style-name="T8">[p.2]</text:span></text:span></text:a><text:span text:style-name="Police_20_par_20_défaut"><text:span text:style-name="T13"> que vous vous plaisiez autant dans votre villa, que votre santé s’en trouve aussi bien, et que vous ayez employé votre temps d’une manière aussi utile. Je ne suis pas égoïste, </text:span></text:span><text:span text:style-name="_3c_persName_3e_"><text:span text:style-name="T9">mon ami</text:span></text:span><text:span text:style-name="Police_20_par_20_défaut"><text:span text:style-name="T13">, et si vous êtes satisfait, je le suis aussi, seulement j’ai le cœur encore blessé et profondément triste de n’avoir pas été la première dans votre pensée ; vous n’avez donc par senti que je vous attendais, et que j’avais besoin de votre souvenir et de vos consolations ? Aujourd’hui, je ne sais pas encore le jour positif de votre retour, mais vous attendez pour vous décider, </text:span></text:span><text:span text:style-name="Police_20_par_20_défaut"><text:span text:style-name="T14">le conseil de vos femmes</text:span></text:span><text:span text:style-name="Police_20_par_20_défaut"><text:span text:style-name="T12"><text:note text:id="ftn4" text:note-class="footnote"><text:note-citation>4</text:note-citation><text:note-body><text:p text:style-name="Footnote"><text:s/>Elle évoque certainement l’ouvrière citée plus haut, mais peut-être aussi Mmes Villot et Barbier, voisines de Delacroix.</text:p></text:note-body></text:note></text:span></text:span><text:span text:style-name="Police_20_par_20_défaut"><text:span text:style-name="T13">, et lorsque l’ouvrage </text:span></text:span><text:soft-page-break/><text:span text:style-name="Police_20_par_20_défaut"><text:span text:style-name="T13">sera enfin terminé, vous me reviendrez, et je n’ai pas besoin de vous exprimer le bonheur que j’aurai à vous revoir ! J’espère que je serai la première à vous féliciter sur votre embonpoint et votre bonne mine. J’aurai aussi bien des choses à vous dire, et vous aurez bien des </text:span></text:span><text:span text:style-name="Police_20_par_20_défaut"><text:span text:style-name="T14">pardons</text:span></text:span><text:span text:style-name="Police_20_par_20_défaut"><text:span text:style-name="T13"> à me demander. Vous m’écrirez aussitôt ce que vous désirerez.</text:span></text:span></text:p>
      <text:p text:style-name="Normal"><text:span text:style-name="_3c_persName_3e_"><text:span text:style-name="T9">M. Gaultron</text:span></text:span><text:span text:style-name="Police_20_par_20_défaut"><text:span text:style-name="T13"> m’a dit, jeudi dernier, qu’il vous avait écrit chez vous à Paris, ne sachant pas votre adresse à la campagne ; c’est au sujet d’un atelier d’élèves qu’il a trouvé à louer, et il serait nécessaire qu’il eût une prompte réponse</text:span></text:span><text:span text:style-name="Police_20_par_20_défaut"><text:span text:style-name="T11"><text:note text:id="ftn5" text:note-class="footnote"><text:note-citation>5</text:note-citation><text:note-body><text:p text:style-name="Footnote"><text:s/>Delacroix écrivit à Gaultron, dès son retour à Paris, <text:a xlink:type="simple" xlink:href="../../../../../../Users/GaelleLAFAGE/Documents/Delacroix/Delacroix%20-%20Transcriptions/2_Annotes/CAC_ED_louvre-A776" office:target-frame-name="_top" xlink:show="replace" text:style-name="Internet_20_link" text:visited-style-name="Visited_20_Internet_20_Link"><text:span text:style-name="_3c_ref_20_letter_3e_">le 22 juillet</text:span></text:a>, au sujet de son changement d’atelier. Il quitta le 17, rue des Marais Saint-Germain pour s’installer au 54, rue Notre-Dame-de-Lorette en octobre 1844.</text:p></text:note-body></text:note></text:span></text:span><text:span text:style-name="Police_20_par_20_défaut"><text:span text:style-name="T13">. Ce pauvre garçon est bien changé ! Et je ne conçois pas comment une indisposition ait pu le mettre dans cet état : je soupçonne (moi seule, et que ceci soit bien entre nous) que son nouveau quartier lui aura donné bien des tentations, et qu’il y aura succombé : cela promet </text:span></text:span><text:a xlink:type="simple" xlink:href="https://api.nakala.fr/iiif/10.34847/nkl.d9c01j18/1496fa91496824c5d5bb0ced039775e5c87a0b67/full/full/0/default.jpg" office:target-frame-name="_top" xlink:show="replace" text:style-name="Internet_20_link" text:visited-style-name="Visited_20_Internet_20_Link"><text:span text:style-name="Lien_20_hypertexte"><text:span text:style-name="T8">[p.3]</text:span></text:span></text:a><text:span text:style-name="Police_20_par_20_défaut"><text:span text:style-name="T13"> pour les personnes qui vont habiter ce lieu de perdition !!!</text:span></text:span></text:p>
      <text:p text:style-name="Normal"><text:span text:style-name="Police_20_par_20_défaut"><text:span text:style-name="T13">Si j’avais eu une occasion, et je l’ai regretté, je vous aurais envoyé le nouveau daguerréotype de votre amie, cela aurait été nécessaire, pour vous faire ressouvenir qu’elle est encore de ce monde</text:span></text:span><text:span text:style-name="Police_20_par_20_défaut"><text:span text:style-name="T11"><text:note text:id="ftn6" text:note-class="footnote"><text:note-citation>6</text:note-citation><text:note-body><text:p text:style-name="Footnote"><text:s/>Delacroix lui dit dans <text:a xlink:type="simple" xlink:href="../../../../../../Users/GaelleLAFAGE/Documents/Delacroix/Delacroix%20-%20Transcriptions/2_Annotes/CAC_ED_inha-aut120-1398-4a-2" office:target-frame-name="_top" xlink:show="replace" text:style-name="Internet_20_link" text:visited-style-name="Visited_20_Internet_20_Link"><text:span text:style-name="Lien_20_hypertexte"><text:span text:style-name="T17">sa lettre du 11 juillet</text:span></text:span></text:a> : « Je me fais une fête d’avoir ton portrait qui m’aurait été si nécessaire ici pour tromper l’ennui de l’absence. » Toutefois, nous ignorons qui réalisa ce daguerréotype.</text:p></text:note-body></text:note></text:span></text:span><text:span text:style-name="Police_20_par_20_défaut"><text:span text:style-name="T13"> ! Je ne sais si vous serez plus content de celui-là : je trouve la figure plus éclaircie et plus jeune, mais hélas, toujours fort laide !</text:span></text:span></text:p>
      <text:p text:style-name="Normal"><text:span text:style-name="Police_20_par_20_défaut"><text:span text:style-name="T13">Je suis fâchée que vous n’ayez pas laissé chez moi votre porte-montre ; on le reprendra et vous en auriez trouvé un autre à votre retour ; envoyez-le moi aussitôt votre arrivée, j’irai de suite le reporter, aussi vous pourrez laisser l’autre à la campagne. Si vous pouviez me rapporter le dernier petit panier (et s’il en vaut la peine) dans lequel je vous ai envoyé vos fleurs, il pourrait me servir pour un autre envoi, un peu plus tard. J’espère que ces fleurs sont devenues belles et grimpantes. Comment donc, cher ami, voulez-vous me refuser le plaisir de vous faire un si menu cadeau</text:span></text:span><text:span text:style-name="Police_20_par_20_défaut"><text:span text:style-name="T11"><text:note text:id="ftn7" text:note-class="footnote"><text:note-citation>7</text:note-citation><text:note-body><text:p text:style-name="Footnote"><text:s/>C’est également dans <text:a xlink:type="simple" xlink:href="../../../../../../Users/GaelleLAFAGE/Documents/Delacroix/Delacroix%20-%20Transcriptions/2_Annotes/CAC_ED_inha-aut120-1398-4a-2" office:target-frame-name="_top" xlink:show="replace" text:style-name="Internet_20_link" text:visited-style-name="Visited_20_Internet_20_Link"><text:span text:style-name="Lien_20_hypertexte"><text:span text:style-name="T17">sa lettre du 11 juillet</text:span></text:span></text:a> que Delacroix remercia son amie des fleurs qu’elle lui avait envoyées pour orner ses murs, mais en ajoutant « tu auras la bonté de permettre que je te tienne compte de tout cela. »</text:p></text:note-body></text:note></text:span></text:span><text:span text:style-name="Police_20_par_20_défaut"><text:span text:style-name="T13"> ? Oh non, n’y comptez pas ! Et si vous n’êtes pas plus aimable une autre fois, je vous en enverrai tant que je vous ruinerai en port de bourriches !</text:span></text:span></text:p>
      <text:p text:style-name="Normal"><text:span text:style-name="Police_20_par_20_défaut"><text:span text:style-name="T13">J’ai reçu des nouvelles d’</text:span></text:span><text:span text:style-name="_3c_persName_3e_"><text:span text:style-name="T9">Hortense</text:span></text:span><text:span text:style-name="Police_20_par_20_défaut"><text:span text:style-name="T13">, d’Ostende où elle est établie ; elle était enchantée de sa nouvelle installation, mais elle doit être fort mécontente de ce temps, ne pouvant pas commencer ses bains. </text:span></text:span><text:span text:style-name="_3c_persName_3e_"><text:span text:style-name="T9">Son mari</text:span></text:span><text:span text:style-name="Police_20_par_20_défaut"><text:span text:style-name="T13"> </text:span></text:span><text:a xlink:type="simple" xlink:href="https://api.nakala.fr/iiif/10.34847/nkl.d9c01j18/7a4a347197c3321775692a8349d6396c1c49c1e7/full/full/0/default.jpg" office:target-frame-name="_top" xlink:show="replace" text:style-name="Internet_20_link" text:visited-style-name="Visited_20_Internet_20_Link"><text:span text:style-name="Lien_20_hypertexte"><text:span text:style-name="T8">[p.4]</text:span></text:span></text:a><text:span text:style-name="Police_20_par_20_défaut"><text:span text:style-name="T13"> a envoyé à </text:span></text:span><text:span text:style-name="_3c_persName_3e_"><text:span text:style-name="T9">M. Dubochet</text:span></text:span><text:span text:style-name="Police_20_par_20_défaut"><text:span text:style-name="T13">, pour </text:span></text:span><text:span text:style-name="Police_20_par_20_défaut"><text:span text:style-name="T6">L’Illustration</text:span></text:span><text:span text:style-name="Police_20_par_20_défaut"><text:span text:style-name="T13">, des dessins et articles ; je pense que cela paraîtra bientôt</text:span></text:span><text:span text:style-name="Police_20_par_20_défaut"><text:span text:style-name="T11"><text:note text:id="ftn8" text:note-class="footnote"><text:note-citation>8</text:note-citation><text:note-body><text:p text:style-name="Footnote"><text:s/>Richard de Querelles, le mari d’Hortense, était l’un des soutiens de Louis-Napoléon Bonaparte, ayant participé à l’attentat de Boulogne en 1840. Exilé à Bruxelles, où il fut l’un des pionniers de ce qu’on appelle aujourd’hui la bande dessinée, il est aujourd’hui mal connu. Il publia en 1843 un recueil de dessins accompagné de texte intitulé <text:span text:style-name="Police_20_par_20_défaut"><text:span text:style-name="T3">Le Déluge à Bruxelles</text:span></text:span>, signé seulement « Richard ». Ainsi, nous avons pu retrouver dans <text:span text:style-name="Police_20_par_20_défaut"><text:span text:style-name="T3">L’Illustration </text:span></text:span>les articles et dessins<text:span text:style-name="Police_20_par_20_défaut"><text:span text:style-name="T3"> </text:span></text:span>dont il est question dans cette lettre. Également signés « Richard », peut-être en raison de sa situation, ces articles laissent toutefois peu de doutes quant à l’identification de leur auteur. Le premier parut dans la livraison du 28 septembre 1844. Intitulé, « <text:a xlink:type="simple" xlink:href="https://books.google.fr/books?id=u9dLAAAAcAAJ&amp;hl=fr&amp;pg=PA60" office:target-frame-name="_top" xlink:show="replace" text:style-name="Internet_20_link" text:visited-style-name="Visited_20_Internet_20_Link"><text:span text:style-name="Lien_20_hypertexte">Les Bains de mer belges, caricatures par Richard</text:span></text:a> », il comporte un texte racontant, sur le ton de la satire, le séjour à Ostende qu’il effectua avec sa femme qui allait y prendre des bains (évoqués dans cette lettre par Joséphine de Forget). Les personnes ou situations grotesques rencontrées sont caricaturées dans quatorze dessins. L’autre article que nous avons pu identifier parut le 16 novembre 1844 (p. 1<text:span text:style-name="Police_20_par_20_défaut"><text:span text:style-name="T18">67</text:span></text:span>-170). Intitulé « <text:a xlink:type="simple" xlink:href="https://books.google.fr/books?id=u9dLAAAAcAAJ&amp;hl=fr&amp;pg=PA167" office:target-frame-name="_top" xlink:show="replace" text:style-name="Internet_20_link" text:visited-style-name="Visited_20_Internet_20_Link"><text:span text:style-name="Lien_20_hypertexte">Association belge philanthropique des frères d’armes de l’Empire français, institué à Bruxelles le 12 juillet 1838</text:span></text:a> », il présente cette association et rend hommage à son doyen, le commandant de l’armée napoléonienne Pierre Joseph Dereume. Le sujet évoque bien les opinions politiques de Richard de Querelles. Onze dessins illustrent l’article.</text:p></text:note-body></text:note></text:span></text:span><text:span text:style-name="Police_20_par_20_défaut"><text:span text:style-name="T13">. Vous me direz aussi, mon ami, lorsque vous paraîtrez dans ce journal, car je vais m’y abonner, vous pensez combien je m’intéresse maintenant à ce journal.</text:span></text:span></text:p>
      <text:p text:style-name="P2">Notre temps est effroyable, il pleut tous les jours, en vérité je plains les habitants de la campagne, excepté ceux, toutefois, qui résistent à ces désagréments ! Ma santé est très bonne, cependant je dors assez mal, les ouvriers me réveillent dès 5 heures du matin, par un bruit <text:soft-page-break/>infernal, et puis l’ennui devrait me miner et me maigrir ! J’ai été au spectacle hier, la seule fois depuis notre partie des Français.</text:p>
      <text:p text:style-name="P3">Adieu, <text:span text:style-name="_3c_persName_3e_"><text:span text:style-name="T9">cher ami</text:span></text:span>, je vous souhaite santé, plaisir, et pour mon compte, votre prochain retour. Je serai bien heureuse de vous revoir, <text:span text:style-name="_3c_persName_3e_"><text:span text:style-name="T9">mon ami</text:span></text:span>, nous passons une singulière vie, il faut l’avouer, pour des gens qui s’aiment ? Enfin, il faut de la philosophie dans ce monde, et j’en ai bien besoin : en attendant qu’elle m’arrive, je vous aime, et vous serre contre mon triste cœur.</text:p>
      <text:p text:style-name="P4"><text:span text:style-name="_3c_persName_3e_"><text:span text:style-name="T15">Consuelo</text:span></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mily-generic="roman"/>
    <style:font-face style:name="sans-serif" svg:font-family="sans-serif" style:font-family-generic="swiss"/>
    <style:font-face style:name="sans-serif1" svg:font-family="sans-serif, Ari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282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margin-top="0cm" fo:margin-bottom="0cm" style:contextual-spacing="false" fo:text-align="justify"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fo:hyphenate="false" loext:hyphenation-no-caps="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fo:hyphenate="false" loext:hyphenation-no-caps="false"/>
    </style:style>
    <style:style style:name="Footnote" style:family="paragraph" style:parent-style-name="Normal" style:class="extra">
      <style:paragraph-properties fo:hyphenation-ladder-count="no-limit"/>
      <style:text-properties fo:font-size="10pt" style:font-size-asian="10pt" style:font-size-complex="10pt" fo:hyphenate="false" loext:hyphenation-no-caps="false"/>
    </style:style>
    <style:style style:name="_3c_meta_3e_" style:display-name="&lt;meta&gt;" style:family="paragraph" style:parent-style-name="Normal">
      <loext:graphic-properties draw:fill="solid" draw:fill-color="#cccccc" draw:opacity="100%"/>
      <style:paragraph-properties fo:margin-top="0.019cm" fo:margin-bottom="0.019cm" style:contextual-spacing="false" fo:hyphenation-ladder-count="no-limit" fo:background-color="#cccccc">
        <style:tab-stops>
          <style:tab-stop style:position="3.5cm"/>
        </style:tab-stops>
      </style:paragraph-properties>
      <style:text-properties style:font-name="sans-serif" fo:font-family="sans-serif" style:font-family-generic="swiss" fo:font-size="10pt" style:font-name-asian="sans-serif" style:font-family-asian="sans-serif" style:font-family-generic-asian="swiss" style:font-size-asian="10pt" style:font-name-complex="sans-serif" style:font-family-complex="sans-serif" style:font-family-generic-complex="swiss" fo:hyphenate="false" loext:hyphenation-no-caps="false"/>
    </style:style>
    <style:style style:name="_3c_salute_3e_" style:display-name="&lt;salute&gt;" style:family="paragraph" style:parent-style-name="Normal" style:next-style-name="Normal">
      <style:paragraph-properties fo:hyphenation-ladder-count="no-limit"/>
      <style:text-properties fo:hyphenate="false" loext:hyphenation-no-caps="false"/>
    </style:style>
    <style:style style:name="_3c_dateline_3e_" style:display-name="&lt;dateline&gt;" style:family="paragraph" style:parent-style-name="Normal">
      <style:paragraph-properties fo:text-align="end" style:justify-single-word="false" fo:hyphenation-ladder-count="no-limit"/>
      <style:text-properties fo:hyphenate="false" loext:hyphenation-no-caps="false"/>
    </style:style>
    <style:style style:name="_3c_signed_3e_" style:display-name="&lt;signed&gt;" style:family="paragraph" style:parent-style-name="Normal" style:next-style-name="Normal">
      <style:paragraph-properties fo:text-align="end" style:justify-single-word="false" fo:hyphenation-ladder-count="no-limit"/>
      <style:text-properties fo:hyphenate="false" loext:hyphenation-no-caps="false"/>
    </style:style>
    <style:style style:name="_3c_postscript_3e_" style:display-name="&lt;postscript&gt;" style:family="paragraph" style:parent-style-name="Normal">
      <style:paragraph-properties fo:hyphenation-ladder-count="no-limit" style:border-line-width-top="0.018cm 0.018cm 0.018cm" fo:padding-left="0cm" fo:padding-right="0cm" fo:padding-top="0.035cm" fo:padding-bottom="0cm" fo:border-left="none" fo:border-right="none" fo:border-top="1.5pt double #000000" fo:border-bottom="none" style:shadow="none"/>
      <style:text-properties fo:hyphenate="false" loext:hyphenation-no-caps="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el_20_note_20_de_20_bas_20_de_20_p." style:display-name="Appel note de bas de p." style:family="text" style:parent-style-name="Police_20_par_20_défaut">
      <style:text-properties style:text-position="super 64%"/>
    </style:style>
    <style:style style:name="_3c_date_3e_" style:display-name="&lt;date&gt;" style:family="text">
      <style:text-properties style:font-name="Times New Roman" fo:font-family="'Times New Roman'" style:font-family-generic="roman" style:font-pitch="variable" fo:font-size="12pt" style:text-underline-style="dotte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_3c_pb_3e_" style:display-name="&lt;pb&gt;" style:family="text">
      <style:text-properties fo:color="#999999" loext:opacity="100%" style:font-name="sans-serif1" fo:font-family="sans-serif, Arial" style:font-family-generic="swiss" fo:font-size="11pt" fo:background-color="#ffffff" style:font-name-asian="Arial" style:font-family-asian="Arial, sans-serif" style:font-family-generic-asian="roman" style:font-size-asian="11pt" style:font-name-complex="Arial" style:font-family-complex="Arial, sans-serif" style:font-family-generic-complex="roman"/>
    </style:style>
    <style:style style:name="_3c_persName_3e_" style:display-name="&lt;persName&gt;" style:family="text">
      <style:text-properties fo:color="#000000" loext:opacity="100%" style:font-name="Times New Roman" fo:font-family="'Times New Roman'" style:font-family-generic="roman" style:font-pitch="variable" fo:font-size="12pt" fo:font-style="normal" style:text-underline-style="none" fo:font-weight="normal" fo:background-color="#ffff00"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style>
    <style:style style:name="_3c_placeName_3e_" style:display-name="&lt;placeName&gt;" style:family="text">
      <style:text-properties style:font-name="Times New Roman" fo:font-family="'Times New Roman'" style:font-family-generic="roman" style:font-pitch="variable" fo:font-size="12pt" fo:background-color="#ff00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Titre_20_1_20_Car" style:display-name="Titre 1 Car" style:family="text" style:parent-style-name="Police_20_par_20_défau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_3c_rs.work_3e_" style:display-name="&lt;rs.work&gt;" style:family="text">
      <style:text-properties fo:color="#0070c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_3c_ref_20_letter_3e_" style:display-name="&lt;ref letter&gt;" style:family="text" style:parent-style-name="Police_20_par_20_défaut">
      <style:text-properties fo:background-color="#92d050"/>
    </style:style>
    <style:style style:name="Footnote_20_anchor" style:display-name="Footnote anchor" style:family="text">
      <style:text-properties style:text-position="super 64%"/>
    </style:style>
    <style:style style:name="Footnote_20_Symbol" style:display-name="Footnote Symbol"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Note_20_de_20_bas_20_de_20_page_20_Car1" style:display-name="Note de bas de page Car1" style:family="text" style:parent-style-name="Police_20_par_20_défaut">
      <style:text-properties fo:font-size="10pt" style:font-size-asian="10pt" style:font-size-complex="10pt"/>
    </style:style>
    <style:style style:name="_3c_addrLine_3e_" style:display-name="&lt;addrLine&gt;" style:family="text" style:parent-style-name="Police_20_par_20_défaut">
      <style:text-properties fo:background-color="#f4b083"/>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title/>
    <dc:description/>
    <dc:subject/>
    <meta:initial-creator>Microsoft Office User</meta:initial-creator>
    <meta:creation-date>2021-05-03T16:45:00Z</meta:creation-date>
    <dc:date>2021-05-14T16:30:03.058715383</dc:date>
    <meta:editing-cycles>5</meta:editing-cycles>
    <meta:editing-duration>PT13M47S</meta:editing-duration>
    <meta:document-statistic meta:table-count="0" meta:image-count="0" meta:object-count="0" meta:page-count="3" meta:paragraph-count="34" meta:word-count="1621" meta:character-count="9366" meta:non-whitespace-character-count="7761"/>
    <meta:template xlink:type="simple" xlink:actuate="onRequest" xlink:title="" xlink:href="modele_odette.dotx"/>
  </office:meta>
</office:document-meta>
</file>